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1.1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SYS MALLOC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table:number-columns-repeated="4"/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# Epochs 10000 </text:p>
          </table:table-cell>
          <table:table-cell table:number-columns-repeated="5"/>
          <table:table-cell table:style-name="ce1" office:value-type="string">
            <text:p>Sys malloc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0128">
            <text:p>12001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0.016">
            <text:p>0.016</text:p>
          </table:table-cell>
          <table:table-cell office:value-type="float" office:value="0.00547722557505166">
            <text:p>0.00547722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6:.C10])" office:value-type="float" office:value="0">
            <text:p>0</text:p>
          </table:table-cell>
          <table:table-cell table:formula="of:=STDEV([.C6:.C10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20000 </text:p>
          </table:table-cell>
          <table:table-cell table:number-columns-repeated="5"/>
          <table:table-cell table:style-name="ce1" office:value-type="string">
            <text:p>FIRST FIT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20608">
            <text:p>1220608</text:p>
          </table:table-cell>
          <table:table-cell office:value-type="float" office:value="0.048">
            <text:p>0.04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375680">
            <text:p>2375680</text:p>
          </table:table-cell>
          <table:table-cell office:value-type="float" office:value="0.198">
            <text:p>0.198</text:p>
          </table:table-cell>
          <table:table-cell office:value-type="float" office:value="0.00447213595499957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office:value-type="float" office:value="0.00707106781186548">
            <text:p>0.007071067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4775936">
            <text:p>4775936</text:p>
          </table:table-cell>
          <table:table-cell office:value-type="float" office:value="1.118">
            <text:p>1.118</text:p>
          </table:table-cell>
          <table:table-cell office:value-type="float" office:value="0.0192353840616713">
            <text:p>0.019235384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5568">
            <text:p>22855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971968">
            <text:p>5971968</text:p>
          </table:table-cell>
          <table:table-cell office:value-type="float" office:value="1.918">
            <text:p>1.918</text:p>
          </table:table-cell>
          <table:table-cell office:value-type="float" office:value="0.0432434966208793">
            <text:p>0.04324349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15:.C19])" office:value-type="float" office:value="0">
            <text:p>0</text:p>
          </table:table-cell>
          <table:table-cell table:formula="of:=STDEV([.C15:.C19]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30000 </text:p>
          </table:table-cell>
          <table:table-cell table:number-columns-repeated="5"/>
          <table:table-cell table:style-name="ce1" office:value-type="string">
            <text:p>BEST FIT</text:p>
          </table:table-cell>
          <table:table-cell table:number-columns-repeated="4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114112">
            <text:p>1114112</text:p>
          </table:table-cell>
          <table:table-cell office:value-type="float" office:value="0.028">
            <text:p>0.028</text:p>
          </table:table-cell>
          <table:table-cell office:value-type="float" office:value="0.00447213595499958">
            <text:p>0.00447213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2170880">
            <text:p>2170880</text:p>
          </table:table-cell>
          <table:table-cell office:value-type="float" office:value="0.146">
            <text:p>0.146</text:p>
          </table:table-cell>
          <table:table-cell office:value-type="float" office:value="0.00894427190999917">
            <text:p>0.008944271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3276800">
            <text:p>3276800</text:p>
          </table:table-cell>
          <table:table-cell office:value-type="float" office:value="0.348">
            <text:p>0.348</text:p>
          </table:table-cell>
          <table:table-cell office:value-type="float" office:value="0.0130384048104053">
            <text:p>0.013038404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50528">
            <text:p>3350528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4390912">
            <text:p>4390912</text:p>
          </table:table-cell>
          <table:table-cell office:value-type="float" office:value="0.688">
            <text:p>0.688</text:p>
          </table:table-cell>
          <table:table-cell office:value-type="float" office:value="0.00836660026534076">
            <text:p>0.008366600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50528">
            <text:p>33505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5505024">
            <text:p>5505024</text:p>
          </table:table-cell>
          <table:table-cell office:value-type="float" office:value="1.14">
            <text:p>1.14</text:p>
          </table:table-cell>
          <table:table-cell office:value-type="float" office:value="0.014142135623731">
            <text:p>0.01414213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24:.C28])" office:value-type="float" office:value="0.008">
            <text:p>0.008</text:p>
          </table:table-cell>
          <table:table-cell table:formula="of:=STDEV([.C24:.C28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35968">
            <text:p>443596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35968">
            <text:p>443596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33:.C37])" office:value-type="float" office:value="0.012">
            <text:p>0.012</text:p>
          </table:table-cell>
          <table:table-cell table:formula="of:=STDEV([.C33:.C37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52480">
            <text:p>565248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52480">
            <text:p>565248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52480">
            <text:p>5652480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42:.C46])" office:value-type="float" office:value="0.016">
            <text:p>0.016</text:p>
          </table:table-cell>
          <table:table-cell table:formula="of:=STDEV([.C42:.C46])" office:value-type="float" office:value="0.00547722557505166">
            <text:p>0.005477225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1" office:value-type="string">
            <text:p>FIRST FIT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office:value-type="string">
            <text:p>#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20608">
            <text:p>1220608</text:p>
          </table:table-cell>
          <table:table-cell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20608">
            <text:p>1220608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54:.C58])" office:value-type="float" office:value="0.048">
            <text:p>0.048</text:p>
          </table:table-cell>
          <table:table-cell table:formula="of:=STDEV([.C54:.C58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5680">
            <text:p>2375680</text:p>
          </table:table-cell>
          <table:table-cell office:value-type="float" office:value="0.19">
            <text:p>0.19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680">
            <text:p>2375680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63:.C67])" office:value-type="float" office:value="0.198">
            <text:p>0.198</text:p>
          </table:table-cell>
          <table:table-cell table:formula="of:=STDEV([.C63:.C67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55328">
            <text:p>3555328</text:p>
          </table:table-cell>
          <table:table-cell office:value-type="float" office:value="0.56">
            <text:p>0.5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55328">
            <text:p>3555328</text:p>
          </table:table-cell>
          <table:table-cell office:value-type="float" office:value="0.54">
            <text:p>0.5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2:.C76])" office:value-type="float" office:value="0.55">
            <text:p>0.55</text:p>
          </table:table-cell>
          <table:table-cell table:formula="of:=STDEV([.C72:.C76])" office:value-type="float" office:value="0.00707106781186548">
            <text:p>0.007071067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75936">
            <text:p>4775936</text:p>
          </table:table-cell>
          <table:table-cell office:value-type="float" office:value="1.11">
            <text:p>1.1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75936">
            <text:p>4775936</text:p>
          </table:table-cell>
          <table:table-cell office:value-type="float" office:value="1.1">
            <text:p>1.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75936">
            <text:p>4775936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75936">
            <text:p>4775936</text:p>
          </table:table-cell>
          <table:table-cell office:value-type="float" office:value="1.11">
            <text:p>1.1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75936">
            <text:p>4775936</text:p>
          </table:table-cell>
          <table:table-cell office:value-type="float" office:value="1.12">
            <text:p>1.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81:.C85])" office:value-type="float" office:value="1.118">
            <text:p>1.118</text:p>
          </table:table-cell>
          <table:table-cell table:formula="of:=STDEV([.C81:.C85])" office:value-type="float" office:value="0.0192353840616713">
            <text:p>0.019235384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71968">
            <text:p>5971968</text:p>
          </table:table-cell>
          <table:table-cell office:value-type="float" office:value="1.98">
            <text:p>1.98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71968">
            <text:p>5971968</text:p>
          </table:table-cell>
          <table:table-cell office:value-type="float" office:value="1.94">
            <text:p>1.9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71968">
            <text:p>5971968</text:p>
          </table:table-cell>
          <table:table-cell office:value-type="float" office:value="1.87">
            <text:p>1.87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71968">
            <text:p>5971968</text:p>
          </table:table-cell>
          <table:table-cell office:value-type="float" office:value="1.89">
            <text:p>1.89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71968">
            <text:p>5971968</text:p>
          </table:table-cell>
          <table:table-cell office:value-type="float" office:value="1.91">
            <text:p>1.9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90:.C94])" office:value-type="float" office:value="1.918">
            <text:p>1.918</text:p>
          </table:table-cell>
          <table:table-cell table:formula="of:=STDEV([.C90:.C94])" office:value-type="float" office:value="0.0432434966208792">
            <text:p>0.043243496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1" office:value-type="string">
            <text:p>BEST FIT</text:p>
          </table:table-cell>
          <table:table-cell table:number-columns-repeated="9"/>
        </table:table-row>
        <table:table-row table:style-name="ro1"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112">
            <text:p>1114112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4112">
            <text:p>1114112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02:.C106])" office:value-type="float" office:value="0.028">
            <text:p>0.028</text:p>
          </table:table-cell>
          <table:table-cell table:formula="of:=STDEV([.C102:.C106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0880">
            <text:p>2170880</text:p>
          </table:table-cell>
          <table:table-cell office:value-type="float" office:value="0.14">
            <text:p>0.1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0880">
            <text:p>2170880</text:p>
          </table:table-cell>
          <table:table-cell office:value-type="float" office:value="0.16">
            <text:p>0.1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0880">
            <text:p>2170880</text:p>
          </table:table-cell>
          <table:table-cell office:value-type="float" office:value="0.15">
            <text:p>0.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11:.C115])" office:value-type="float" office:value="0.146">
            <text:p>0.146</text:p>
          </table:table-cell>
          <table:table-cell table:formula="of:=STDEV([.C111:.C115])" office:value-type="float" office:value="0.00894427190999915">
            <text:p>0.008944271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00">
            <text:p>3276800</text:p>
          </table:table-cell>
          <table:table-cell office:value-type="float" office:value="0.37">
            <text:p>0.37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76800">
            <text:p>3276800</text:p>
          </table:table-cell>
          <table:table-cell office:value-type="float" office:value="0.35">
            <text:p>0.3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76800">
            <text:p>3276800</text:p>
          </table:table-cell>
          <table:table-cell office:value-type="float" office:value="0.34">
            <text:p>0.3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0:.C124])" office:value-type="float" office:value="0.348">
            <text:p>0.348</text:p>
          </table:table-cell>
          <table:table-cell table:formula="of:=STDEV([.C120:.C124])" office:value-type="float" office:value="0.0130384048104053">
            <text:p>0.013038404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90912">
            <text:p>4390912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90912">
            <text:p>4390912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90912">
            <text:p>4390912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90912">
            <text:p>4390912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90912">
            <text:p>4390912</text:p>
          </table:table-cell>
          <table:table-cell office:value-type="float" office:value="0.69">
            <text:p>0.6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9:.C133])" office:value-type="float" office:value="0.688">
            <text:p>0.688</text:p>
          </table:table-cell>
          <table:table-cell table:formula="of:=STDEV([.C129:.C133])" office:value-type="float" office:value="0.00836660026534076">
            <text:p>0.008366600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05024">
            <text:p>5505024</text:p>
          </table:table-cell>
          <table:table-cell office:value-type="float" office:value="1.12">
            <text:p>1.1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05024">
            <text:p>5505024</text:p>
          </table:table-cell>
          <table:table-cell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05024">
            <text:p>5505024</text:p>
          </table:table-cell>
          <table:table-cell office:value-type="float" office:value="1.13">
            <text:p>1.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38:.C142])" office:value-type="float" office:value="1.14">
            <text:p>1.14</text:p>
          </table:table-cell>
          <table:table-cell table:formula="of:=STDEV([.C138:.C142])" office:value-type="float" office:value="0.0141421356237309">
            <text:p>0.0141421356</text:p>
          </table:table-cell>
          <table:table-cell table:number-columns-repeated="7"/>
        </table:table-row>
        <table:table-row table:style-name="ro1" table:number-rows-repeated="104843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sults" table:style-name="ta1">
        <table:shapes>
          <draw:frame draw:z-index="0" draw:style-name="gr1" svg:width="5.2654in" svg:height="3.3228in" svg:x="8.2252in" svg:y="1.548in">
            <draw:object draw:notify-on-update-of-ranges="Results.J5:Results.J9 Results.K4:Results.K4 Results.K5:Results.K9 Results.P5:Results.P9 Results.P5:Results.P9 Results.J5:Results.J9 Results.M4:Results.M4 Results.M5:Results.M9 Results.N5:Results.N9 Results.N5:Results.N9 Results.J5:Results.J9 Results.O4:Results.O4 Results.O5:Results.O9 Results.P5:Results.P9 Results.P5:Results.P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567in" svg:height="3.3354in" svg:x="8.263in" svg:y="5.1248in">
            <draw:object draw:notify-on-update-of-ranges="Results.E5:Results.E9 Results.F4:Results.F4 Results.F5:Results.F9 Results.G4:Results.G4 Results.G5:Results.G9 Results.H4:Results.H4 Results.H5:Results.H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9" table:default-cell-style-name="Default"/>
        <table:table-column table:style-name="co4" table:number-columns-repeated="1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style-name="ce1" office:value-type="string">
            <text:p>Memory</text:p>
          </table:table-cell>
          <table:table-cell table:number-columns-repeated="2"/>
          <table:table-cell table:style-name="ce3" table:number-columns-repeated="3"/>
          <table:table-cell table:style-name="ce2" office:value-type="string">
            <text:p>TIME</text:p>
          </table:table-cell>
          <table:table-cell table:style-name="ce3" table:number-columns-repeated="3"/>
        </table:table-row>
        <table:table-row table:style-name="ro3">
          <table:table-cell table:number-columns-repeated="4"/>
          <table:table-cell table:style-name="ce1" office:value-type="string">
            <text:p>Epoch</text:p>
          </table:table-cell>
          <table:table-cell table:style-name="ce2" office:value-type="string">
            <text:p>Sys Malloc</text:p>
          </table:table-cell>
          <table:table-cell table:style-name="ce2" office:value-type="string">
            <text:p>First fit</text:p>
          </table:table-cell>
          <table:table-cell table:style-name="ce2" office:value-type="string">
            <text:p>Best fit</text:p>
          </table:table-cell>
          <table:table-cell/>
          <table:table-cell table:style-name="ce2" office:value-type="string">
            <text:p>EPOCH</text:p>
          </table:table-cell>
          <table:table-cell table:style-name="ce2" office:value-type="string">
            <text:p>Sys Malloc</text:p>
          </table:table-cell>
          <table:table-cell table:style-name="ce2"/>
          <table:table-cell table:style-name="ce2" office:value-type="string">
            <text:p>First fit</text:p>
          </table:table-cell>
          <table:table-cell table:style-name="ce2"/>
          <table:table-cell table:style-name="ce2" office:value-type="string">
            <text:p>Best fit</text:p>
          </table:table-cell>
          <table:table-cell table:style-name="ce3"/>
        </table:table-row>
        <table:table-row table:style-name="ro1">
          <table:table-cell/>
          <table:table-cell table:style-name="ce1" office:value-type="string">
            <text:p>SYS MALLOC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office:value-type="float" office:value="1220608">
            <text:p>1220608</text:p>
          </table:table-cell>
          <table:table-cell office:value-type="float" office:value="1114112">
            <text:p>1114112</text:p>
          </table:table-cell>
          <table:table-cell/>
          <table:table-cell office:value-type="float" office:value="10000">
            <text:p>100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48">
            <text:p>0.048</text:p>
          </table:table-cell>
          <table:table-cell table:style-name="ce3" office:value-type="float" office:value="0.00447213595499958">
            <text:p>0.004472136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0.00447213595499958">
            <text:p>0.004472136</text:p>
          </table:table-cell>
        </table:table-row>
        <table:table-row table:style-name="ro3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office:value-type="float" office:value="2375680">
            <text:p>2375680</text:p>
          </table:table-cell>
          <table:table-cell office:value-type="float" office:value="2170880">
            <text:p>2170880</text:p>
          </table:table-cell>
          <table:table-cell/>
          <table:table-cell office:value-type="float" office:value="20000">
            <text:p>200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98">
            <text:p>0.198</text:p>
          </table:table-cell>
          <table:table-cell table:style-name="ce3" office:value-type="float" office:value="0.00447213595499957">
            <text:p>0.004472136</text:p>
          </table:table-cell>
          <table:table-cell table:style-name="ce3" office:value-type="float" office:value="0.146">
            <text:p>0.146</text:p>
          </table:table-cell>
          <table:table-cell table:style-name="ce3" office:value-type="float" office:value="0.00894427190999917">
            <text:p>0.008944271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00128">
            <text:p>1200128</text:p>
          </table:table-cell>
          <table:table-cell table:number-columns-repeated="2"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3555328">
            <text:p>3555328</text:p>
          </table:table-cell>
          <table:table-cell office:value-type="float" office:value="3276800">
            <text:p>3276800</text:p>
          </table:table-cell>
          <table:table-cell/>
          <table:table-cell office:value-type="float" office:value="30000">
            <text:p>30000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447213595499958">
            <text:p>0.004472136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0.00707106781186548">
            <text:p>0.0070710678</text:p>
          </table:table-cell>
          <table:table-cell table:style-name="ce3" office:value-type="float" office:value="0.348">
            <text:p>0.348</text:p>
          </table:table-cell>
          <table:table-cell table:style-name="ce3" office:value-type="float" office:value="0.0130384048104053">
            <text:p>0.013038404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285568">
            <text:p>2285568</text:p>
          </table:table-cell>
          <table:table-cell table:number-columns-repeated="2" office:value-type="float" office:value="0">
            <text:p>0</text:p>
          </table:table-cell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4775936">
            <text:p>4775936</text:p>
          </table:table-cell>
          <table:table-cell office:value-type="float" office:value="4390912">
            <text:p>4390912</text:p>
          </table:table-cell>
          <table:table-cell/>
          <table:table-cell office:value-type="float" office:value="40000">
            <text:p>40000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447213595499958">
            <text:p>0.004472136</text:p>
          </table:table-cell>
          <table:table-cell table:style-name="ce3" office:value-type="float" office:value="1.118">
            <text:p>1.118</text:p>
          </table:table-cell>
          <table:table-cell table:style-name="ce3" office:value-type="float" office:value="0.0192353840616713">
            <text:p>0.0192353841</text:p>
          </table:table-cell>
          <table:table-cell table:style-name="ce3" office:value-type="float" office:value="0.688">
            <text:p>0.688</text:p>
          </table:table-cell>
          <table:table-cell table:style-name="ce3" office:value-type="float" office:value="0.00836660026534076">
            <text:p>0.0083666003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350528">
            <text:p>3350528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5971968">
            <text:p>5971968</text:p>
          </table:table-cell>
          <table:table-cell office:value-type="float" office:value="5505024">
            <text:p>5505024</text:p>
          </table:table-cell>
          <table:table-cell/>
          <table:table-cell office:value-type="float" office:value="50000">
            <text:p>50000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0547722557505166">
            <text:p>0.0054772256</text:p>
          </table:table-cell>
          <table:table-cell table:style-name="ce3" office:value-type="float" office:value="1.918">
            <text:p>1.918</text:p>
          </table:table-cell>
          <table:table-cell table:style-name="ce3" office:value-type="float" office:value="0.0432434966208793">
            <text:p>0.0432434966</text:p>
          </table:table-cell>
          <table:table-cell table:style-name="ce3" office:value-type="float" office:value="1.14">
            <text:p>1.14</text:p>
          </table:table-cell>
          <table:table-cell table:style-name="ce3" office:value-type="float" office:value="0.014142135623731">
            <text:p>0.0141421356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435968">
            <text:p>4435968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1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652480">
            <text:p>5652480</text:p>
          </table:table-cell>
          <table:table-cell office:value-type="float" office:value="0.016">
            <text:p>0.016</text:p>
          </table:table-cell>
          <table:table-cell office:value-type="float" office:value="0.00547722557505166">
            <text:p>0.005477225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>
            <text:p>FIRST FIT</text:p>
          </table:table-cell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20608">
            <text:p>1220608</text:p>
          </table:table-cell>
          <table:table-cell office:value-type="float" office:value="0.048">
            <text:p>0.048</text:p>
          </table:table-cell>
          <table:table-cell office:value-type="float" office:value="0.00447213595499958">
            <text:p>0.004472136</text:p>
          </table:table-cell>
          <table:table-cell table:number-columns-repeated="1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375680">
            <text:p>2375680</text:p>
          </table:table-cell>
          <table:table-cell office:value-type="float" office:value="0.198">
            <text:p>0.198</text:p>
          </table:table-cell>
          <table:table-cell office:value-type="float" office:value="0.00447213595499957">
            <text:p>0.004472136</text:p>
          </table:table-cell>
          <table:table-cell table:number-columns-repeated="12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555328">
            <text:p>3555328</text:p>
          </table:table-cell>
          <table:table-cell office:value-type="float" office:value="0.55">
            <text:p>0.55</text:p>
          </table:table-cell>
          <table:table-cell office:value-type="float" office:value="0.00707106781186548">
            <text:p>0.0070710678</text:p>
          </table:table-cell>
          <table:table-cell table:number-columns-repeated="1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775936">
            <text:p>4775936</text:p>
          </table:table-cell>
          <table:table-cell office:value-type="float" office:value="1.118">
            <text:p>1.118</text:p>
          </table:table-cell>
          <table:table-cell office:value-type="float" office:value="0.0192353840616713">
            <text:p>0.0192353841</text:p>
          </table:table-cell>
          <table:table-cell table:number-columns-repeated="1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971968">
            <text:p>5971968</text:p>
          </table:table-cell>
          <table:table-cell office:value-type="float" office:value="1.918">
            <text:p>1.918</text:p>
          </table:table-cell>
          <table:table-cell office:value-type="float" office:value="0.0432434966208793">
            <text:p>0.043243496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>
            <text:p>BEST FIT</text:p>
          </table:table-cell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 mem</text:p>
          </table:table-cell>
          <table:table-cell office:value-type="string">
            <text:p>Time</text:p>
          </table:table-cell>
          <table:table-cell office:value-type="string">
            <text:p>Stdev time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14112">
            <text:p>1114112</text:p>
          </table:table-cell>
          <table:table-cell office:value-type="float" office:value="0.028">
            <text:p>0.028</text:p>
          </table:table-cell>
          <table:table-cell office:value-type="float" office:value="0.00447213595499958">
            <text:p>0.004472136</text:p>
          </table:table-cell>
          <table:table-cell table:number-columns-repeated="1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170880">
            <text:p>2170880</text:p>
          </table:table-cell>
          <table:table-cell office:value-type="float" office:value="0.146">
            <text:p>0.146</text:p>
          </table:table-cell>
          <table:table-cell office:value-type="float" office:value="0.00894427190999917">
            <text:p>0.0089442719</text:p>
          </table:table-cell>
          <table:table-cell table:number-columns-repeated="12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276800">
            <text:p>3276800</text:p>
          </table:table-cell>
          <table:table-cell office:value-type="float" office:value="0.348">
            <text:p>0.348</text:p>
          </table:table-cell>
          <table:table-cell office:value-type="float" office:value="0.0130384048104053">
            <text:p>0.0130384048</text:p>
          </table:table-cell>
          <table:table-cell table:number-columns-repeated="1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390912">
            <text:p>4390912</text:p>
          </table:table-cell>
          <table:table-cell office:value-type="float" office:value="0.688">
            <text:p>0.688</text:p>
          </table:table-cell>
          <table:table-cell office:value-type="float" office:value="0.00836660026534076">
            <text:p>0.0083666003</text:p>
          </table:table-cell>
          <table:table-cell table:number-columns-repeated="12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505024">
            <text:p>5505024</text:p>
          </table:table-cell>
          <table:table-cell office:value-type="float" office:value="1.14">
            <text:p>1.14</text:p>
          </table:table-cell>
          <table:table-cell office:value-type="float" office:value="0.014142135623731">
            <text:p>0.0141421356</text:p>
          </table:table-cell>
          <table:table-cell table:number-columns-repeated="12"/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14:31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Teljstedt</meta:initial-creator>
    <meta:creation-date>2014-05-21T20:29:11</meta:creation-date>
    <dc:date>2014-05-23T14:35:11</dc:date>
    <dc:creator>Christopher Teljstedt</dc:creator>
    <meta:editing-duration>PT1H13M51S</meta:editing-duration>
    <meta:editing-cycles>16</meta:editing-cycles>
    <meta:generator>LibreOffice/3.6$Linux_x86 LibreOffice_project/360m1$Build-2</meta:generator>
    <meta:document-statistic meta:table-count="2" meta:cell-count="5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Results.P5:Results.P9" chart:error-lower-range="Results.P5:Results.P9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 chart:error-upper-indicator="true" chart:error-lower-indicator="true" chart:error-category="cell-range" chart:error-upper-range="Results.N5:Results.N9" chart:error-lower-range="Results.N5:Results.N9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error-upper-indicator="true" chart:error-lower-indicator="true" chart:error-category="cell-range" chart:error-upper-range="Results.P5:Results.P9" chart:error-lower-range="Results.P5:Results.P9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75cm" svg:height="8.441cm" xlink:href=".." xlink:type="simple" chart:class="chart:scatter" chart:style-name="ch1">
        <chart:title svg:x="5.664cm" svg:y="0.304cm" chart:style-name="ch2">
          <text:p>Fragment</text:p>
        </chart:title>
        <chart:subtitle svg:x="6.18cm" svg:y="1.251cm" chart:style-name="ch3">
          <text:p>Time</text:p>
        </chart:subtitle>
        <chart:legend svg:x="10.367cm" svg:y="3.473cm" style:legend-expansion="custom" chartooo:width="2.854cm" chartooo:height="1.594cm" style:legend-expansion-aspect-ratio="1.79046424090339" chart:style-name="ch4"/>
        <chart:plot-area chart:style-name="ch5" table:cell-range-address="Results.J5:Results.K9 Results.K4:Results.K4 Results.M4:Results.M9 Results.O4:Results.O9" chart:data-source-has-labels="row" svg:x="1.817cm" svg:y="2.158cm" svg:width="8.837cm" svg:height="5.223cm">
          <chartooo:coordinate-region svg:x="2.544cm" svg:y="2.357cm" svg:width="7.645cm" svg:height="4.377cm"/>
          <chart:axis chart:dimension="x" chart:name="primary-x" chart:style-name="ch6">
            <chart:title svg:x="5.635cm" svg:y="7.549cm" chart:style-name="ch7">
              <text:p>Epochs</text:p>
            </chart:title>
          </chart:axis>
          <chart:axis chart:dimension="y" chart:name="primary-y" chart:style-name="ch6">
            <chart:title svg:x="0.99cm" svg:y="5.818cm" chart:style-name="ch8">
              <text:p>CPU seconds</text:p>
            </chart:title>
            <chart:grid chart:style-name="ch9" chart:class="major"/>
          </chart:axis>
          <chart:series chart:style-name="ch10" chart:values-cell-range-address="Results.K5:Results.K9" chart:label-cell-address="Results.K4:Results.K4" chart:class="chart:scatter">
            <chart:domain table:cell-range-address="Results.J5:Results.J9"/>
            <chart:error-indicator chart:error-upper-range="Results.P5:Results.P9" chart:error-lower-range="Results.P5:Results.P9" chart:style-name="ch11" chart:dimension="y"/>
            <chart:data-point chart:repeated="5"/>
          </chart:series>
          <chart:series chart:style-name="ch12" chart:values-cell-range-address="Results.M5:Results.M9" chart:label-cell-address="Results.M4:Results.M4" chart:class="chart:scatter">
            <chart:error-indicator chart:error-upper-range="Results.N5:Results.N9" chart:error-lower-range="Results.N5:Results.N9" chart:style-name="ch11" chart:dimension="y"/>
            <chart:data-point chart:repeated="5"/>
          </chart:series>
          <chart:series chart:style-name="ch13" chart:values-cell-range-address="Results.O5:Results.O9" chart:label-cell-address="Results.O4:Results.O4" chart:class="chart:scatter">
            <chart:error-indicator chart:error-upper-range="Results.P5:Results.P9" chart:error-lower-range="Results.P5:Results.P9" chart:style-name="ch11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ys Malloc</text:p>
                <draw:g>
                  <svg:desc>Results.K4:Results.K4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First fit</text:p>
                <draw:g>
                  <svg:desc>Results.M4:Results.M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Best fit</text:p>
                <draw:g>
                  <svg:desc>Results.O4:Results.O4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Results.J5:Results.J9</svg:desc>
                </draw:g>
              </table:table-cell>
              <table:table-cell office:value-type="float" office:value="0">
                <text:p>0</text:p>
                <draw:g>
                  <svg:desc>Results.K5:Results.K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P5:Results.P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P5:Results.P9</svg:desc>
                </draw:g>
              </table:table-cell>
              <table:table-cell office:value-type="float" office:value="0.048">
                <text:p>0.048</text:p>
                <draw:g>
                  <svg:desc>Results.M5:Results.M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N5:Results.N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N5:Results.N9</svg:desc>
                </draw:g>
              </table:table-cell>
              <table:table-cell office:value-type="float" office:value="0.028">
                <text:p>0.028</text:p>
                <draw:g>
                  <svg:desc>Results.O5:Results.O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P5:Results.P9</svg:desc>
                </draw:g>
              </table:table-cell>
              <table:table-cell office:value-type="float" office:value="0.00447213595499958">
                <text:p>0.00447213595499958</text:p>
                <draw:g>
                  <svg:desc>Results.P5:Results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.00894427190999917">
                <text:p>0.00894427190999917</text:p>
              </table:table-cell>
              <table:table-cell office:value-type="float" office:value="0.00894427190999917">
                <text:p>0.00894427190999917</text:p>
              </table:table-cell>
              <table:table-cell office:value-type="float" office:value="0.198">
                <text:p>0.198</text:p>
              </table:table-cell>
              <table:table-cell office:value-type="float" office:value="0.00447213595499957">
                <text:p>0.00447213595499957</text:p>
              </table:table-cell>
              <table:table-cell office:value-type="float" office:value="0.00447213595499957">
                <text:p>0.00447213595499957</text:p>
              </table:table-cell>
              <table:table-cell office:value-type="float" office:value="0.146">
                <text:p>0.146</text:p>
              </table:table-cell>
              <table:table-cell office:value-type="float" office:value="0.00894427190999917">
                <text:p>0.00894427190999917</text:p>
              </table:table-cell>
              <table:table-cell office:value-type="float" office:value="0.00894427190999917">
                <text:p>0.00894427190999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8">
                <text:p>0.008</text:p>
              </table:table-cell>
              <table:table-cell office:value-type="float" office:value="0.0130384048104053">
                <text:p>0.0130384048104053</text:p>
              </table:table-cell>
              <table:table-cell office:value-type="float" office:value="0.0130384048104053">
                <text:p>0.0130384048104053</text:p>
              </table:table-cell>
              <table:table-cell office:value-type="float" office:value="0.55">
                <text:p>0.55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348">
                <text:p>0.348</text:p>
              </table:table-cell>
              <table:table-cell office:value-type="float" office:value="0.0130384048104053">
                <text:p>0.0130384048104053</text:p>
              </table:table-cell>
              <table:table-cell office:value-type="float" office:value="0.0130384048104053">
                <text:p>0.013038404810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12">
                <text:p>0.012</text:p>
              </table:table-cell>
              <table:table-cell office:value-type="float" office:value="0.00836660026534076">
                <text:p>0.00836660026534076</text:p>
              </table:table-cell>
              <table:table-cell office:value-type="float" office:value="0.00836660026534076">
                <text:p>0.00836660026534076</text:p>
              </table:table-cell>
              <table:table-cell office:value-type="float" office:value="1.118">
                <text:p>1.118</text:p>
              </table:table-cell>
              <table:table-cell office:value-type="float" office:value="0.0192353840616713">
                <text:p>0.0192353840616713</text:p>
              </table:table-cell>
              <table:table-cell office:value-type="float" office:value="0.0192353840616713">
                <text:p>0.0192353840616713</text:p>
              </table:table-cell>
              <table:table-cell office:value-type="float" office:value="0.688">
                <text:p>0.688</text:p>
              </table:table-cell>
              <table:table-cell office:value-type="float" office:value="0.00836660026534076">
                <text:p>0.00836660026534076</text:p>
              </table:table-cell>
              <table:table-cell office:value-type="float" office:value="0.00836660026534076">
                <text:p>0.00836660026534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16">
                <text:p>0.016</text:p>
              </table:table-cell>
              <table:table-cell office:value-type="float" office:value="0.014142135623731">
                <text:p>0.014142135623731</text:p>
              </table:table-cell>
              <table:table-cell office:value-type="float" office:value="0.014142135623731">
                <text:p>0.014142135623731</text:p>
              </table:table-cell>
              <table:table-cell office:value-type="float" office:value="1.918">
                <text:p>1.918</text:p>
              </table:table-cell>
              <table:table-cell office:value-type="float" office:value="0.0432434966208793">
                <text:p>0.0432434966208793</text:p>
              </table:table-cell>
              <table:table-cell office:value-type="float" office:value="0.0432434966208793">
                <text:p>0.0432434966208793</text:p>
              </table:table-cell>
              <table:table-cell office:value-type="float" office:value="1.14">
                <text:p>1.14</text:p>
              </table:table-cell>
              <table:table-cell office:value-type="float" office:value="0.014142135623731">
                <text:p>0.014142135623731</text:p>
              </table:table-cell>
              <table:table-cell office:value-type="float" office:value="0.014142135623731">
                <text:p>0.01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53cm" svg:height="8.473cm" xlink:href=".." xlink:type="simple" chart:class="chart:bar" chart:style-name="ch1">
        <chart:title svg:x="5.653cm" svg:y="0.305cm" chart:style-name="ch2">
          <text:p>Fragment</text:p>
        </chart:title>
        <chart:subtitle svg:x="5.878cm" svg:y="1.253cm" chart:style-name="ch3">
          <text:p>Memory</text:p>
        </chart:subtitle>
        <chart:legend svg:x="10.821cm" svg:y="3.482cm" style:legend-expansion="custom" chartooo:width="2.265cm" chartooo:height="1.594cm" style:legend-expansion-aspect-ratio="1.42095357590966" chart:style-name="ch4"/>
        <chart:plot-area chart:style-name="ch5" table:cell-range-address="Results.E4:Results.H9" chart:data-source-has-labels="both" svg:x="1.07cm" svg:y="2.172cm" svg:width="9.16cm" svg:height="5.229cm">
          <chartooo:coordinate-region svg:x="2.617cm" svg:y="2.371cm" svg:width="7.613cm" svg:height="4.383cm"/>
          <chart:axis chart:dimension="x" chart:name="primary-x" chart:style-name="ch6" chartooo:axis-type="auto">
            <chartooo:date-scale/>
            <chart:title svg:x="5.05cm" svg:y="7.57cm" chart:style-name="ch7">
              <text:p>Epochs</text:p>
            </chart:title>
            <chart:categories table:cell-range-address="Results.E5:Results.E9"/>
          </chart:axis>
          <chart:axis chart:dimension="y" chart:name="primary-y" chart:style-name="ch8">
            <chart:title svg:x="0.243cm" svg:y="5.24cm" chart:style-name="ch9">
              <text:p>Bytes</text:p>
            </chart:title>
            <chart:grid chart:style-name="ch10" chart:class="major"/>
          </chart:axis>
          <chart:series chart:style-name="ch11" chart:values-cell-range-address="Results.F5:Results.F9" chart:label-cell-address="Results.F4:Results.F4" chart:class="chart:bar">
            <chart:data-point chart:repeated="5"/>
          </chart:series>
          <chart:series chart:style-name="ch12" chart:values-cell-range-address="Results.G5:Results.G9" chart:label-cell-address="Results.G4:Results.G4" chart:class="chart:bar">
            <chart:data-point chart:repeated="5"/>
          </chart:series>
          <chart:series chart:style-name="ch13" chart:values-cell-range-address="Results.H5:Results.H9" chart:label-cell-address="Results.H4:Results.H4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Malloc</text:p>
                <draw:g>
                  <svg:desc>Results.F4:Results.F4</svg:desc>
                </draw:g>
              </table:table-cell>
              <table:table-cell office:value-type="string">
                <text:p>First fit</text:p>
                <draw:g>
                  <svg:desc>Results.G4:Results.G4</svg:desc>
                </draw:g>
              </table:table-cell>
              <table:table-cell office:value-type="string">
                <text:p>Best fit</text:p>
                <draw:g>
                  <svg:desc>Results.H4:Results.H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Results.E5:Results.E9</svg:desc>
                </draw:g>
              </table:table-cell>
              <table:table-cell office:value-type="float" office:value="1200128">
                <text:p>1200128</text:p>
                <draw:g>
                  <svg:desc>Results.F5:Results.F9</svg:desc>
                </draw:g>
              </table:table-cell>
              <table:table-cell office:value-type="float" office:value="1220608">
                <text:p>1220608</text:p>
                <draw:g>
                  <svg:desc>Results.G5:Results.G9</svg:desc>
                </draw:g>
              </table:table-cell>
              <table:table-cell office:value-type="float" office:value="1114112">
                <text:p>1114112</text:p>
                <draw:g>
                  <svg:desc>Results.H5:Results.H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85568">
                <text:p>2285568</text:p>
              </table:table-cell>
              <table:table-cell office:value-type="float" office:value="2375680">
                <text:p>2375680</text:p>
              </table:table-cell>
              <table:table-cell office:value-type="float" office:value="2170880">
                <text:p>217088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350528">
                <text:p>3350528</text:p>
              </table:table-cell>
              <table:table-cell office:value-type="float" office:value="3555328">
                <text:p>3555328</text:p>
              </table:table-cell>
              <table:table-cell office:value-type="float" office:value="3276800">
                <text:p>32768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435968">
                <text:p>4435968</text:p>
              </table:table-cell>
              <table:table-cell office:value-type="float" office:value="4775936">
                <text:p>4775936</text:p>
              </table:table-cell>
              <table:table-cell office:value-type="float" office:value="4390912">
                <text:p>439091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652480">
                <text:p>5652480</text:p>
              </table:table-cell>
              <table:table-cell office:value-type="float" office:value="5971968">
                <text:p>5971968</text:p>
              </table:table-cell>
              <table:table-cell office:value-type="float" office:value="5505024">
                <text:p>5505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